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6e81d" officeooo:paragraph-rsid="0016e81d" style:font-weight-asian="bold" style:font-weight-complex="bold"/>
    </style:style>
    <style:style style:name="P3" style:family="paragraph" style:parent-style-name="Standard">
      <style:text-properties fo:font-weight="bold" officeooo:rsid="001a292a" officeooo:paragraph-rsid="001a292a" style:font-weight-asian="bold" style:font-weight-complex="bold"/>
    </style:style>
    <style:style style:name="P4" style:family="paragraph" style:parent-style-name="Standard">
      <style:text-properties fo:font-weight="normal" officeooo:rsid="0016e81d" officeooo:paragraph-rsid="0016e81d" style:font-weight-asian="normal" style:font-weight-complex="normal"/>
    </style:style>
    <style:style style:name="P5" style:family="paragraph" style:parent-style-name="Standard" style:list-style-name="L1">
      <style:text-properties fo:font-weight="normal" officeooo:rsid="0018875a" officeooo:paragraph-rsid="0018875a" style:font-weight-asian="normal" style:font-weight-complex="normal"/>
    </style:style>
    <style:style style:name="P6" style:family="paragraph" style:parent-style-name="Standard" style:list-style-name="L1">
      <style:text-properties fo:font-weight="normal" officeooo:rsid="0018875a" officeooo:paragraph-rsid="001a292a" style:font-weight-asian="normal" style:font-weight-complex="normal"/>
    </style:style>
    <style:style style:name="P7" style:family="paragraph" style:parent-style-name="Standard">
      <style:text-properties fo:font-weight="normal" officeooo:rsid="0018875a" officeooo:paragraph-rsid="001a292a" style:font-weight-asian="normal" style:font-weight-complex="normal"/>
    </style:style>
    <style:style style:name="P8" style:family="paragraph" style:parent-style-name="Standard">
      <style:text-properties fo:font-weight="normal" officeooo:rsid="001a292a" officeooo:paragraph-rsid="001a292a" style:font-weight-asian="normal" style:font-weight-complex="normal"/>
    </style:style>
    <style:style style:name="T1" style:family="text">
      <style:text-properties officeooo:rsid="001a292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rramientas de Gestión de Proyectos y Trabajo Colaborativo </text:p>
      <text:p text:style-name="P1"/>
      <text:p text:style-name="P1">Elaborar un informe técnico (máximo 10 páginas) que resuma sus principales datos de interés: características, requisitos de instalación, funcionamiento, funcionalidades o servicios que ofrece…</text:p>
      <text:p text:style-name="P1"/>
      <text:p text:style-name="P1"/>
      <text:p text:style-name="P2">Características de GitHub</text:p>
      <text:p text:style-name="P4">GitHub es una plataforma de desarrollo colaborativo utilizada para controlar las diferentes versiones de un proyecto. Es muy útil ya que permite clonar el repositorio de un proyecto en los terminales de cada miembro del grupo. De esta forma estos pueden trabajar sobre los archivos, realizar las modificaciones que consideren oportunas y, analizar y revisar las actualizaciones de otras personas.</text:p>
      <text:p text:style-name="P4"/>
      <text:p text:style-name="P4">Entre las características más destacables están:</text:p>
      <text:list xml:id="list3725690663" text:style-name="L1">
        <text:list-item>
          <text:p text:style-name="P5">Permite el desarrollo no lineal. Gracias a la gestión de ramas, las modificaciones que se realizan en un determinado proyecto no se van solapando. A modo de ejemplo, si el usuario que está trabajando en la rama máster, requiere la modificación de unos archivos concretos, otro usuario puede modificar los mismos siempre que esté en una rama diferente.</text:p>
        </text:list-item>
        <text:list-item>
          <text:p text:style-name="P5">Cada desarrollador tiene una copia local del historial de desarrollo</text:p>
        </text:list-item>
        <text:list-item>
          <text:p text:style-name="P5">Es muy útil cuando estamos trabajando con proyectos grandes. Si tenemos que duplicar los proyectos en un mismo terminal para tener los archivos originales antes de hacer una modificación, el trabajo y la carga computacional son <text:s/>mayores</text:p>
        </text:list-item>
        <text:list-item>
          <text:p text:style-name="P6">Los cambios que se realicen en un archivo se van notificand<text:span text:style-name="T1">o</text:span> </text:p>
        </text:list-item>
      </text:list>
      <text:p text:style-name="P7"/>
      <text:p text:style-name="P7"/>
      <text:p text:style-name="P3">Requisitos de Instalación</text:p>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23T19:09:58.245000000</meta:creation-date>
    <dc:date>2019-09-23T19:44:46.362000000</dc:date>
    <meta:editing-duration>PT3M46S</meta:editing-duration>
    <meta:editing-cycles>1</meta:editing-cycles>
    <meta:generator>LibreOffice/6.3.1.2$Windows_X86_64 LibreOffice_project/b79626edf0065ac373bd1df5c28bd630b4424273</meta:generator>
    <meta:document-statistic meta:table-count="0" meta:image-count="0" meta:object-count="0" meta:page-count="1" meta:paragraph-count="10" meta:word-count="224" meta:character-count="1466" meta:non-whitespace-character-count="1253"/>
  </office:meta>
</office:document-meta>
</file>